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6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RENGIFO REATEGUI, WILFRE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ORAL SAAVEDRA, LEND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RENGIFO RABINES, ROSA DE JESU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950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56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9:45 A.M.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2:05:14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